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29d721" officeooo:paragraph-rsid="0029d721"/>
    </style:style>
    <style:style style:name="P2" style:family="paragraph" style:parent-style-name="Title">
      <style:text-properties officeooo:rsid="003382cd" officeooo:paragraph-rsid="003382cd"/>
    </style:style>
    <style:style style:name="P3" style:family="paragraph" style:parent-style-name="Standard">
      <style:text-properties fo:font-size="16pt" officeooo:rsid="0029d721" officeooo:paragraph-rsid="0029d721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n’t Buy Me Love</text:p>
      <text:p text:style-name="P1"/>
      <text:section text:style-name="Sect1" text:name="Section1">
        <text:p text:style-name="P3">Can't buy me love, love</text:p>
        <text:p text:style-name="P3">Can't buy me love, oh</text:p>
        <text:p text:style-name="P3">I'll buy you a diamond ring, my friend</text:p>
        <text:p text:style-name="P3">If it makes you feel all right</text:p>
        <text:p text:style-name="P3">I'll get you anything, my friend</text:p>
        <text:p text:style-name="P3">If it makes you feel all right</text:p>
        <text:p text:style-name="P3">'Cause I don't care too much for money</text:p>
        <text:p text:style-name="P3">But money can't buy me love</text:p>
        <text:p text:style-name="P3">I'll give you all I've got to give</text:p>
        <text:p text:style-name="P3">If you say you love me too</text:p>
        <text:p text:style-name="P3">I may not have a lot to give</text:p>
        <text:p text:style-name="P3">But what I got I'll give to you</text:p>
        <text:p text:style-name="P3">I don't care too much for money</text:p>
        <text:p text:style-name="P3">Money can't buy me love</text:p>
        <text:p text:style-name="P3">Can't buy me love</text:p>
        <text:p text:style-name="P3">Everybody tells me so</text:p>
        <text:p text:style-name="P3">Can't buy me love</text:p>
        <text:p text:style-name="P3">No, no, no, no</text:p>
        <text:p text:style-name="P3">Say you don't need no diamond rings</text:p>
        <text:p text:style-name="P3">And I'll be satisfied</text:p>
        <text:p text:style-name="P3">Tell me that you want the kind of things</text:p>
        <text:p text:style-name="P3">That money just can't buy</text:p>
        <text:p text:style-name="P3">I don't care too much for money</text:p>
        <text:p text:style-name="P3">Money can't buy me love</text:p>
        <text:p text:style-name="P3">Ah, woo!</text:p>
        <text:p text:style-name="P3">Buy me love</text:p>
        <text:p text:style-name="P3">Everybody tells me so</text:p>
        <text:p text:style-name="P3">Can't buy me love</text:p>
        <text:p text:style-name="P3">No, no, no, no</text:p>
        <text:p text:style-name="P3">Say you don't need no diamond rings</text:p>
        <text:p text:style-name="P3">And I'll be satisfied</text:p>
        <text:p text:style-name="P3">Tell me that you want the kind of things</text:p>
        <text:p text:style-name="P3">That money just can't buy</text:p>
        <text:p text:style-name="P3">I don't care too much for money</text:p>
        <text:p text:style-name="P3">Money can't buy me love</text:p>
        <text:p text:style-name="P3">Can't buy me love, love</text:p>
        <text:p text:style-name="P3">Can't buy me love, oh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4:43:34.999258646</meta:creation-date>
    <dc:title>new_venturis</dc:title>
    <meta:editing-duration>PT1H51M58S</meta:editing-duration>
    <meta:editing-cycles>7</meta:editing-cycles>
    <meta:generator>LibreOffice/7.3.7.2$Linux_X86_64 LibreOffice_project/30$Build-2</meta:generator>
    <dc:date>2023-06-25T11:50:49.031137269</dc:date>
    <meta:print-date>2023-06-25T11:14:43.143027954</meta:print-date>
    <meta:document-statistic meta:table-count="0" meta:image-count="0" meta:object-count="0" meta:page-count="1" meta:paragraph-count="38" meta:word-count="216" meta:character-count="963" meta:non-whitespace-character-count="785"/>
    <meta:template xlink:type="simple" xlink:actuate="onRequest" xlink:title="new_venturis" xlink:href="../../../../../Templates/new_venturis.ott" meta:date="2023-05-13T14:43:34.278230612"/>
  </office:meta>
</office:document-meta>
</file>